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02cm" svg:stroke-color="#3333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4cm" fo:padding-bottom="0.124cm" fo:padding-left="0.249cm" fo:padding-right="0.2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color="#3333ff"/>
    </style:style>
    <style:style style:name="P4" style:family="paragraph">
      <style:text-properties fo:color="#3333ff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3333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3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3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4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5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4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4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  <draw:frame draw:style-name="gr6" draw:text-style-name="P4" draw:layer="layout" svg:width="7.098cm" svg:height="1.356cm" svg:x="8.959cm" svg:y="24.606cm">
          <draw:text-box>
            <text:p text:style-name="P3"><text:span text:style-name="T2">Forward ed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21:53:30.433638105</dc:date>
    <dc:creator>elucterio </dc:creator>
    <meta:editing-duration>PT54M37S</meta:editing-duration>
    <meta:editing-cycles>7</meta:editing-cycles>
    <meta:generator>LibreOffice/4.2.8.2$Linux_X86_64 LibreOffice_project/420m0$Build-2</meta:generator>
    <meta:document-statistic meta:object-count="38"/>
  </office:meta>
</office:document-meta>
</file>